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harStream.ReInit( java . io . InputStream dstream , int startline , int startcolumn ,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CharStream.SimpleCharStream( java . io . Reader d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SimpleCharStream( java . io . InputStream dstream , int startline , int start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getBegin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impleCharStream.getBegin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ReInit( java . io . InputStream dstream , int startline , int start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GetIm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CharStream.getEnd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adjustBeginLineColumn( int newLine , int newCo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impleCharStream.getEnd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GetSuffix(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CharStream.ReInit( java . io . Reader dstream , int startline , int startcolumn , int buffer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mpleCharStream.SimpleCharStream( java . io . InputStream dstream , int startline , int startcolumn ,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CharStream.SimpleCharStream( java . io . Reader dstream , int startline , int startcolumn ,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CharStream.ExpandBuff( boolean wrapArou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SimpleCharStream.SimpleCharStream( java . io . InputStream d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backup( int am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CharStream.readCha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mpleCharStream.SimpleCharStream( java . io . Reader dstream , int startline , int start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ReInit( java . io . InputStream d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D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CharStream.ReInit( java . io . Reader d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ReInit( java . io . Reader dstream , int startline , int start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UpdateLineColumn( char 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impleCharStream.Begin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CharStream.FillBuff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